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1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 style:list-style-name="L3">
      <style:paragraph-properties fo:padding="0.074cm" fo:border-left="none" fo:border-right="none" fo:border-top="none" fo:border-bottom="0.002cm solid #000000" style:join-border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droid</text:p>
      <text:p text:style-name="Standard">---11/09/12---</text:p>
      <text:list xml:id="list33569695" text:style-name="L1">
        <text:list-item>
          <text:p text:style-name="P1">architectures</text:p>
          <text:list>
            <text:list-item>
              <text:p text:style-name="P1">smartphones</text:p>
            </text:list-item>
            <text:list-item>
              <text:p text:style-name="P1">tablets</text:p>
            </text:list-item>
            <text:list-item>
              <text:p text:style-name="P1">netbooks</text:p>
            </text:list-item>
            <text:list-item>
              <text:p text:style-name="P1">…</text:p>
            </text:list-item>
            <text:list-item>
              <text:p text:style-name="P1">caractéristique</text:p>
              <text:list>
                <text:list-item>
                  <text:p text:style-name="P1">consommation faible</text:p>
                </text:list-item>
                <text:list-item>
                  <text:p text:style-name="P1">performance, mémoire, stockage limités</text:p>
                </text:list-item>
                <text:list-item>
                  <text:p text:style-name="P1">écrans réduits</text:p>
                </text:list-item>
                <text:list-item>
                  <text:p text:style-name="P1">dispositif d'interaction spécifique</text:p>
                </text:list-item>
                <text:list-item>
                  <text:p text:style-name="P1">réseaux sans fils</text:p>
                </text:list-item>
              </text:list>
            </text:list-item>
            <text:list-item>
              <text:p text:style-name="P1">processeurs pour l'embarqué</text:p>
              <text:list>
                <text:list-item>
                  <text:p text:style-name="P1">ARM Ltd (Advanced RISC Machine)</text:p>
                </text:list-item>
                <text:list-item>
                  <text:p text:style-name="P1">MIPS Technologies</text:p>
                </text:list-item>
                <text:list-item>
                  <text:p text:style-name="P1">Intel Atom</text:p>
                </text:list-item>
                <text:list-item>
                  <text:p text:style-name="P1">AMD Fusion</text:p>
                </text:list-item>
              </text:list>
            </text:list-item>
            <text:list-item>
              <text:p text:style-name="P1">processeurs ARM</text:p>
              <text:list>
                <text:list-item>
                  <text:p text:style-name="P1">le proco peut être enrichi d'autres fonctionnalités</text:p>
                </text:list-item>
                <text:list-item>
                  <text:p text:style-name="P1">32bits</text:p>
                </text:list-item>
                <text:list-item>
                  <text:p text:style-name="P1">RISC Reduced Instruction Set Computer</text:p>
                </text:list-item>
                <text:list-item>
                  <text:p text:style-name="P1">MMU memory manager Unit(pas toujours presente)</text:p>
                </text:list-item>
                <text:list-item>
                  <text:p text:style-name="P1">FPU<text:tab/>floating point unit</text:p>
                </text:list-item>
                <text:list-item>
                  <text:p text:style-name="P1">DSP Digital Signal Processor</text:p>
                </text:list-item>
                <text:list-item>
                  <text:p text:style-name="P1">…</text:p>
                </text:list-item>
              </text:list>
            </text:list-item>
            <text:list-item>
              <text:p text:style-name="P1">génération ARM</text:p>
              <text:list>
                <text:list-item>
                  <text:p text:style-name="P1">plus de cœur , plus performants</text:p>
                </text:list-item>
              </text:list>
            </text:list-item>
            <text:list-item>
              <text:p text:style-name="P1">produits</text:p>
              <text:list>
                <text:list-item>
                  <text:p text:style-name="P1">ds</text:p>
                </text:list-item>
                <text:list-item>
                  <text:p text:style-name="P1">3ds</text:p>
                </text:list-item>
                <text:list-item>
                  <text:p text:style-name="P1">asus transformer</text:p>
                </text:list-item>
                <text:list-item>
                  <text:p text:style-name="P1">iphone</text:p>
                </text:list-item>
              </text:list>
            </text:list-item>
            <text:list-item>
              <text:p text:style-name="P1">évolution</text:p>
              <text:list>
                <text:list-item>
                  <text:p text:style-name="P1">cortex a9 quad-core</text:p>
                </text:list-item>
                <text:list-item>
                  <text:p text:style-name="P1">Cortex A15, adressage 40bits, virtualisation</text:p>
                </text:list-item>
              </text:list>
            </text:list-item>
            <text:list-item>
              <text:p text:style-name="P1">E/S des plateformes</text:p>
              <text:list>
                <text:list-item>
                  <text:p text:style-name="P1">GPS</text:p>
                </text:list-item>
                <text:list-item>
                  <text:p text:style-name="P1">USB</text:p>
                </text:list-item>
                <text:list-item>
                  <text:p text:style-name="P1">WiFi</text:p>
                </text:list-item>
                <text:list-item>
                  <text:p text:style-name="P1">3G/4G</text:p>
                </text:list-item>
              </text:list>
            </text:list-item>
          </text:list>
        </text:list-item>
        <text:list-item>
          <text:p text:style-name="P1">plateformes</text:p>
          <text:list>
            <text:list-item>
              <text:p text:style-name="P1">Android</text:p>
            </text:list-item>
            <text:list-item>
              <text:p text:style-name="P1">iOS</text:p>
            </text:list-item>
            <text:list-item>
              <text:p text:style-name="P1">Windows mobile – Wphone 7</text:p>
            </text:list-item>
            <text:list-item>
              <text:p text:style-name="P1">BlackBerry OS</text:p>
            </text:list-item>
            <text:list-item>
              <text:p text:style-name="P1">bada</text:p>
            </text:list-item>
            <text:list-item>
              <text:p text:style-name="P1">symbian</text:p>
            </text:list-item>
            <text:list-item>
              <text:p text:style-name="P1"><text:soft-page-break/>autres linux</text:p>
            </text:list-item>
          </text:list>
        </text:list-item>
        <text:list-item>
          <text:p text:style-name="P1">développement</text:p>
          <text:list>
            <text:list-item>
              <text:p text:style-name="P1">méthode et outils de développement</text:p>
              <text:list>
                <text:list-item>
                  <text:p text:style-name="P1">langage divers</text:p>
                </text:list-item>
                <text:list-item>
                  <text:p text:style-name="P1">Cross-compilation</text:p>
                </text:list-item>
                <text:list-item>
                  <text:p text:style-name="P1">Émulateurs/simulateurs</text:p>
                </text:list-item>
                <text:list-item>
                  <text:p text:style-name="P1">plateforme de développement</text:p>
                </text:list-item>
              </text:list>
            </text:list-item>
            <text:list-item>
              <text:p text:style-name="P1">Émulateurs/simulateurs</text:p>
              <text:list>
                <text:list-item>
                  <text:p text:style-name="P1">un émulateurs reproduit de manière logiciel un matériel</text:p>
                </text:list-item>
                <text:list-item>
                  <text:p text:style-name="P1">un simulateur reproduit un modèle abstrait</text:p>
                </text:list-item>
              </text:list>
            </text:list-item>
            <text:list-item>
              <text:p text:style-name="P1">Android</text:p>
              <text:list>
                <text:list-item>
                  <text:p text:style-name="P1">langage Java + API</text:p>
                </text:list-item>
                <text:list-item>
                  <text:p text:style-name="P1">Langage C/C++ via le NDK Native Developement Kit</text:p>
                </text:list-item>
                <text:list-item>
                  <text:p text:style-name="P1">android Emulator</text:p>
                </text:list-item>
                <text:list-item>
                  <text:p text:style-name="P1">développement sous Linux, Windows, MacOS</text:p>
                </text:list-item>
              </text:list>
            </text:list-item>
            <text:list-item>
              <text:p text:style-name="P1">iOS</text:p>
              <text:list>
                <text:list-item>
                  <text:p text:style-name="P1">Objective-C + API</text:p>
                </text:list-item>
                <text:list-item>
                  <text:p text:style-name="P1">simulateur</text:p>
                </text:list-item>
                <text:list-item>
                  <text:p text:style-name="P1">uniquement sous MacOS</text:p>
                </text:list-item>
              </text:list>
            </text:list-item>
            <text:list-item>
              <text:p text:style-name="P1">Windows mobile</text:p>
              <text:list>
                <text:list-item>
                  <text:p text:style-name="P1">C#, .NET, silverlite</text:p>
                </text:list-item>
                <text:list-item>
                  <text:p text:style-name="P1">sous Windows</text:p>
                </text:list-item>
              </text:list>
            </text:list-item>
            <text:list-item>
              <text:p text:style-name="P1">Remarques</text:p>
              <text:list>
                <text:list-item>
                  <text:p text:style-name="P1">Dev spécifique à chaque plateforme</text:p>
                </text:list-item>
                <text:list-item>
                  <text:p text:style-name="P1">pour toucher au moins 50 % du marché, porté au moins sous Android + iOS</text:p>
                </text:list-item>
                <text:list-item>
                  <text:p text:style-name="P1">coût important : temps + budget</text:p>
                </text:list-item>
                <text:list-item>
                  <text:p text:style-name="P1">évolution rapide des plateformes : MAJ.</text:p>
                </text:list-item>
              </text:list>
            </text:list-item>
            <text:list-item>
              <text:p text:style-name="P1">Autre possibilité</text:p>
              <text:list>
                <text:list-item>
                  <text:p text:style-name="P1">Avantages :</text:p>
                  <text:list>
                    <text:list-item>
                      <text:p text:style-name="P1">portabilité (sauf iOS ni android recent)</text:p>
                    </text:list-item>
                    <text:list-item>
                      <text:p text:style-name="P1">dev factorisé</text:p>
                    </text:list-item>
                  </text:list>
                </text:list-item>
                <text:list-item>
                  <text:p text:style-name="P1">inconvénient</text:p>
                  <text:list>
                    <text:list-item>
                      <text:p text:style-name="P1">dépend du bon vouloir d'apple</text:p>
                    </text:list-item>
                    <text:list-item>
                      <text:p text:style-name="P1">gouffre a ressources</text:p>
                    </text:list-item>
                  </text:list>
                </text:list-item>
              </text:list>
            </text:list-item>
            <text:list-item>
              <text:p text:style-name="P1">Tech Web (HTML5+CSS+Javascript)</text:p>
              <text:list>
                <text:list-item>
                  <text:p text:style-name="P1">avantages :</text:p>
                  <text:list>
                    <text:list-item>
                      <text:p text:style-name="P1">portabilité vers toutes les plateformes</text:p>
                    </text:list-item>
                    <text:list-item>
                      <text:p text:style-name="P1">simple</text:p>
                    </text:list-item>
                  </text:list>
                </text:list-item>
                <text:list-item>
                  <text:p text:style-name="P1">inconvénient :</text:p>
                  <text:list>
                    <text:list-item>
                      <text:p text:style-name="P1">performance</text:p>
                    </text:list-item>
                    <text:list-item>
                      <text:p text:style-name="P5">nécessite réseau</text:p>
                    </text:list-item>
                  </text:list>
                </text:list-item>
              </text:list>
            </text:list-item>
          </text:list>
        </text:list-item>
      </text:list>
      <text:p text:style-name="Standard">Android : Architecture – Compilation – Debug</text:p>
      <text:p text:style-name="Standard"/>
      <text:list xml:id="list33554546" text:style-name="L2">
        <text:list-item>
          <text:p text:style-name="P2">Installation des outils</text:p>
          <text:list>
            <text:list-item>
              <text:p text:style-name="P2">télécharger les archives</text:p>
              <text:list>
                <text:list-item>
                  <text:p text:style-name="P2">android SDK</text:p>
                </text:list-item>
                <text:list-item>
                  <text:p text:style-name="P2">android NDK</text:p>
                </text:list-item>
                <text:list-item>
                  <text:p text:style-name="P2">sur developper.android.com</text:p>
                </text:list-item>
              </text:list>
            </text:list-item>
            <text:list-item>
              <text:p text:style-name="P2"><text:soft-page-break/>decompresser</text:p>
            </text:list-item>
            <text:list-item>
              <text:p text:style-name="P2">installation des plateformes </text:p>
            </text:list-item>
          </text:list>
        </text:list-item>
        <text:list-item>
          <text:p text:style-name="P2">creation d'un projet</text:p>
          <text:list>
            <text:list-item>
              <text:p text:style-name="P2">un projet est créé pour une cible parmi les cibles installées. Les liste des cibles s'obtient par : android list targets</text:p>
            </text:list-item>
          </text:list>
        </text:list-item>
        <text:list-item>
          <text:p text:style-name="P2">compilation d'un projet</text:p>
          <text:list>
            <text:list-item>
              <text:p text:style-name="P2">ant – {debug | release}</text:p>
            </text:list-item>
          </text:list>
        </text:list-item>
        <text:list-item>
          <text:p text:style-name="P2">Installation d'une application</text:p>
          <text:list>
            <text:list-item>
              <text:p text:style-name="P2">adb install </text:p>
            </text:list-item>
          </text:list>
        </text:list-item>
        <text:list-item>
          <text:p text:style-name="P2">debugging</text:p>
          <text:list>
            <text:list-item>
              <text:p text:style-name="P2">adb android debug bridge</text:p>
            </text:list-item>
          </text:list>
        </text:list-item>
        <text:list-item>
          <text:p text:style-name="P2">Distribution</text:p>
          <text:list>
            <text:list-item>
              <text:p text:style-name="P2">génération d'une clé</text:p>
              <text:list>
                <text:list-item>
                  <text:p text:style-name="P2">keytool – genkey – keystore path_to_keystore – alias rkey – keyalg RSA – keysize …</text:p>
                </text:list-item>
              </text:list>
            </text:list-item>
            <text:list-item>
              <text:p text:style-name="P2">signature</text:p>
              <text:list>
                <text:list-item>
                  <text:p text:style-name="P2">jarsigner</text:p>
                </text:list-item>
              </text:list>
            </text:list-item>
          </text:list>
        </text:list-item>
      </text:list>
      <text:p text:style-name="Standard"/>
      <text:list xml:id="list33572294" text:style-name="L3">
        <text:list-item>
          <text:p text:style-name="P3">il est parfois utile pour limiter la consommation de désactiver un périphérique quand l'application passe au second plan</text:p>
        </text:list-item>
        <text:list-item>
          <text:p text:style-name="P6"/>
        </text:list-item>
      </text:list>
      <text:p text:style-name="Standard">25/09/12</text:p>
      <text:p text:style-name="Standard"/>
      <text:list xml:id="list33577069" text:style-name="L4">
        <text:list-item>
          <text:p text:style-name="P4">gps</text:p>
          <text:list>
            <text:list-item>
              <text:p text:style-name="P4">utiliser le gps, penser dans la manifest a utiliser les permissions</text:p>
            </text:list-item>
            <text:list-item>
              <text:p text:style-name="P4">l'activité implements LocationListener </text:p>
            </text:list-item>
            <text:list-item>
              <text:p text:style-name="P4">singleton location manager</text:p>
            </text:list-item>
            <text:list-item>
              <text:p text:style-name="P4">quand l'application est en pause , on se désenregistre locationmanager.removeUpdates(this). +96</text:p>
            </text:list-item>
          </text:list>
        </text:list-item>
      </text:list>
      <text:p text:style-name="Standard">+</text:p>
      <text:p text:style-name="Standard">+</text:p>
      <text:h text:style-name="Heading_20_1" text:outline-level="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hoopgap </meta:initial-creator>
    <meta:creation-date>2012-09-11T13:24:32</meta:creation-date>
    <dc:date>2012-09-25T15:14:43.20</dc:date>
    <meta:editing-duration>PT3H19M11S</meta:editing-duration>
    <meta:editing-cycles>18</meta:editing-cycles>
    <meta:generator>LibreOffice/3.3$Win32 LibreOffice_project/330m19$Build-202</meta:generator>
    <meta:document-statistic meta:table-count="0" meta:image-count="0" meta:object-count="0" meta:page-count="3" meta:paragraph-count="120" meta:word-count="493" meta:character-count="2781"/>
  </office:meta>
</office:document-meta>
</file>